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36">
      <style:table-cell-properties fo:border="thin solid #000000"/>
    </style:style>
    <style:style style:name="ce4" style:family="table-cell" style:parent-style-name="Default" style:data-style-name="N37">
      <style:table-cell-properties fo:border="thin solid #000000"/>
    </style:style>
    <style:style style:name="ce5" style:family="table-cell" style:parent-style-name="Default" style:data-style-name="N25">
      <style:table-cell-properties fo:border="thin solid #000000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7.30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2">
            <text:p>Week Number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Stop</text:p>
          </table:table-cell>
          <table:table-cell office:value-type="string" table:style-name="ce2">
            <text:p>Interrupt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omments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tarted on Week 1</text:p>
          </table:table-cell>
          <table:table-cell office:value-type="string" table:style-name="ce2">
            <text:p>Edited at 16:40</text:p>
          </table:table-cell>
          <table:table-cell office:value-type="time" office:time-value="PT0H3M30S" table:style-name="ce3">
            <text:p>00:03:30</text:p>
          </table:table-cell>
          <table:table-cell office:value-type="time" office:time-value="PT16H43M0S" table:style-name="ce4">
            <text:p>16:43</text:p>
          </table:table-cell>
          <table:table-cell office:value-type="string" table:style-name="ce2">
            <text:p>Followed only basic had to drag cat and ball back to make the animation work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tarted on Week 2</text:p>
          </table:table-cell>
          <table:table-cell office:value-type="string" table:style-name="ce2">
            <text:p>Edited at 15:07</text:p>
          </table:table-cell>
          <table:table-cell office:value-type="time" office:time-value="PT0H40M21S" table:style-name="ce3">
            <text:p>00:40:21</text:p>
          </table:table-cell>
          <table:table-cell office:value-type="time" office:time-value="PT15H47M0S" table:style-name="ce4">
            <text:p>15:47</text:p>
          </table:table-cell>
          <table:table-cell office:value-type="string" table:style-name="ce2">
            <text:p>Tried to remake it but still will not say sucessful keeps saying you failed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Started on Week 3</text:p>
          </table:table-cell>
          <table:table-cell office:value-type="string" table:style-name="ce2">
            <text:p>Edited at 14:45</text:p>
          </table:table-cell>
          <table:table-cell office:value-type="time" office:time-value="PT0H20M0S" table:style-name="ce4">
            <text:p>00:20</text:p>
          </table:table-cell>
          <table:table-cell office:value-type="time" office:time-value="PT15H5M0S" table:style-name="ce4">
            <text:p>15:05</text:p>
          </table:table-cell>
          <table:table-cell office:value-type="string" table:style-name="ce2">
            <text:p>Had to make my name but still need a lot to practise as another colour appeared and would not go away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Started on Week 4</text:p>
          </table:table-cell>
          <table:table-cell office:value-type="string" table:style-name="ce2">
            <text:p>Edited at 15:40</text:p>
          </table:table-cell>
          <table:table-cell office:value-type="time" office:time-value="PT0H5M0S" table:style-name="ce4">
            <text:p>00:05</text:p>
          </table:table-cell>
          <table:table-cell office:value-type="time" office:time-value="PT15H45M0S" table:style-name="ce4">
            <text:p>15:45</text:p>
          </table:table-cell>
          <table:table-cell office:value-type="string" table:style-name="ce2">
            <text:p>Tried to make arms and body move speratly but they move together will need to practise on that a bit more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Started today</text:p>
          </table:table-cell>
          <table:table-cell office:value-type="string" table:style-name="ce2">
            <text:p>Edited at 16:10</text:p>
          </table:table-cell>
          <table:table-cell office:value-type="time" office:time-value="PT0H20M0S" table:style-name="ce4">
            <text:p>00:20</text:p>
          </table:table-cell>
          <table:table-cell office:value-type="time" office:time-value="PT16H30M0S" table:style-name="ce4">
            <text:p>16:30</text:p>
          </table:table-cell>
          <table:table-cell office:value-type="string" table:style-name="ce2">
            <text:p>Very diffecult had to follow others example and made my on werid picture works well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Started today</text:p>
          </table:table-cell>
          <table:table-cell office:value-type="string" table:style-name="ce2">
            <text:p>Edited at 14:45</text:p>
          </table:table-cell>
          <table:table-cell office:value-type="time" office:time-value="PT0H10M0S" table:style-name="ce4">
            <text:p>00:10</text:p>
          </table:table-cell>
          <table:table-cell office:value-type="time" office:time-value="PT14H55M0S" table:style-name="ce4">
            <text:p>14:55</text:p>
          </table:table-cell>
          <table:table-cell office:value-type="string" table:style-name="ce2">
            <text:p>Very basic brought in bat and cat and had the bat chase cat while saying ahhhh when clicking on flag had to drag to make it like a horror theme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Started today</text:p>
          </table:table-cell>
          <table:table-cell office:value-type="string" table:style-name="ce4">
            <text:p>Edited at 15:15</text:p>
          </table:table-cell>
          <table:table-cell office:value-type="string" table:style-name="ce4">
            <text:p>00:010</text:p>
          </table:table-cell>
          <table:table-cell office:value-type="time" office:time-value="PT15H25M0S" table:style-name="ce4">
            <text:p>15:25</text:p>
          </table:table-cell>
          <table:table-cell office:value-type="string" table:style-name="ce2">
            <text:p>Quite easy <text:s/>deleted some numbers add another code the retyped numbers to make simple shape</text:p>
          </table:table-cell>
          <table:table-cell table:number-columns-repeated="16378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Started on Week 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Paul helped me with this and then I did it my self had to drag cat back to screen to so it does not go off the white board</text:p>
          </table:table-cell>
          <table:table-cell table:number-columns-repeated="16378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Started on Week 9</text:p>
          </table:table-cell>
          <table:table-cell office:value-type="string" table:style-name="ce2">
            <text:p>09/12/20:2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Sorted this out last night was sucessful but only lucky by random</text:p>
          </table:table-cell>
          <table:table-cell table:number-columns-repeated="1637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Started on Week 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Very simple and completed Had some troble but paul showed my that some of the spirtes had to be seperte</text:p>
          </table:table-cell>
          <table:table-cell table:number-columns-repeated="16378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Started Today</text:p>
          </table:table-cell>
          <table:table-cell office:value-type="string" table:style-name="ce4">
            <text:p>Edited at16:50</text:p>
          </table:table-cell>
          <table:table-cell office:value-type="time" office:time-value="PT0H10M0S" table:style-name="ce4">
            <text:p>00:10</text:p>
          </table:table-cell>
          <table:table-cell office:value-type="time" office:time-value="PT17H0M0S" table:style-name="ce4">
            <text:p>17:00</text:p>
          </table:table-cell>
          <table:table-cell office:value-type="string" table:style-name="ce2">
            <text:p>Quite simple typed up music trakes that I liked but only one changed and not the other</text:p>
          </table:table-cell>
          <table:table-cell table:number-columns-repeated="16378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Started on Week 12</text:p>
          </table:table-cell>
          <table:table-cell office:value-type="time" office:time-value="PT18H5M0S" table:style-name="ce5">
            <text:p>18:0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Very diffecult everytime I change something they don't do excatly what I wanted will need to practise in my own time Now has been sorted with help from classmates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5">
      <number:hours number:style="long"/>
      <number:text>:</number:text>
      <number:minutes number:style="long"/>
    </number:time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time-style style:name="N37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rishna Dudhee</meta:initial-creator>
    <dc:creator>Krishna Dudhee</dc:creator>
    <meta:creation-date>2014-12-10T13:28:49Z</meta:creation-date>
    <dc:date>2014-12-10T18:20:28Z</dc:date>
  </office:meta>
</office:document-meta>
</file>